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YECTO IAW</text:p>
      <text:p text:style-name="P1"/>
      <text:p text:style-name="P2"/>
      <text:p text:style-name="P2">Base de datos de aves con usuarios que se registran y seleccionan las aves que han visto. A su vez, éstos avistamientos coinciden con otros usuarios que son sugeridos para el usuario actual. Este usuario puede visitar el perfil de estos usuarios y ver el catálogo de aves que son las que ese usuario ha visto.</text:p>
      <text:p text:style-name="P2"/>
      <text:p text:style-name="P2">Primeramente el usuario debe registrarse en la web. Una vez registrado se dará paso, mediante un formulario de acceso, a un catálogo de aves donde seleccionará las que ha visto. Pulsará en confirmar y en otra página desde su perfil podrá ver las aves que ha visto, y el número de usuarios que han visto ese ave.</text:p>
      <text:p text:style-name="P2"/>
      <text:p text:style-name="P2">Al pulsar en el número se enlazará a otra página donde estarán los usuarios que han visto ese ave. Al pulsar en cualquier usuario enlaza a su perfil, donde se podrá ver el perfil de ese usuario.</text:p>
      <text:p text:style-name="P2"/>
      <text:p text:style-name="P2"/>
      <text:p text:style-name="P2"/>
      <text:p text:style-name="P2"><text:a xlink:type="simple" xlink:href="http://madridbirdwatching.es/enlaces-de-interes/" text:style-name="Internet_20_link" text:visited-style-name="Visited_20_Internet_20_Link"/></text:p>
      <text:p text:style-name="P4"/>
      <text:p text:style-name="P2">Enlaces de interés:</text:p>
      <text:p text:style-name="P2"/>
      <text:p text:style-name="P4"><text:a xlink:type="simple" xlink:href="http://madridbirdwatching.es/enlaces-de-interes/" text:style-name="Internet_20_link" text:visited-style-name="Visited_20_Internet_20_Link">http://madridbirdwatching.es/enlaces-de-intere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0T08:20:25.51</meta:creation-date>
    <dc:date>2017-01-12T11:31:23.91</dc:date>
    <meta:editing-duration>PT48M54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6" meta:word-count="156" meta:character-count="893"/>
  </office:meta>
</office:document-meta>
</file>